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98in"/>
    </style:style>
    <style:style style:name="co2" style:family="table-column">
      <style:table-column-properties fo:break-before="auto" style:column-width="0.639in"/>
    </style:style>
    <style:style style:name="co3" style:family="table-column">
      <style:table-column-properties fo:break-before="auto" style:column-width="0.5965in"/>
    </style:style>
    <style:style style:name="co4" style:family="table-column">
      <style:table-column-properties fo:break-before="auto" style:column-width="0.5429in"/>
    </style:style>
    <style:style style:name="co5" style:family="table-column">
      <style:table-column-properties fo:break-before="auto" style:column-width="0.4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 fo:border="none"/>
      <style:text-properties fo:hyphenate="true"/>
    </style:style>
    <style:style style:name="ce3" style:family="table-cell" style:parent-style-name="Default">
      <style:table-cell-properties fo:wrap-option="wrap" fo:border="0.06pt solid #000000"/>
      <style:text-properties fo:hyphenate="tru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Person's Name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Strongly Disagree</text:p>
          </table:table-cell>
          <table:table-cell office:value-type="string">
            <text:p>Disagree</text:p>
          </table:table-cell>
          <table:table-cell office:value-type="string">
            <text:p>Neutral</text:p>
          </table:table-cell>
          <table:table-cell office:value-type="string">
            <text:p>Agree</text:p>
          </table:table-cell>
          <table:table-cell office:value-type="string">
            <text:p>Strongly Agre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d the person contribute to the project equally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Did the person try to contribute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Did the person complete assigned tasks on time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Did the person follow version control policies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Did the person follow time stamp policies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Did the person work well with the other group members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Did the person come prepared with material to meetings?</text:p>
          </table:table-cell>
          <table:table-cell table:style-name="ce3"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Comments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>
            <text:p>Person's Name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Strongly Disagree</text:p>
          </table:table-cell>
          <table:table-cell office:value-type="string">
            <text:p>Disagree</text:p>
          </table:table-cell>
          <table:table-cell office:value-type="string">
            <text:p>Neutral</text:p>
          </table:table-cell>
          <table:table-cell office:value-type="string">
            <text:p>Agree</text:p>
          </table:table-cell>
          <table:table-cell office:value-type="string">
            <text:p>Strongly Agree</text:p>
          </table:table-cell>
          <table:table-cell table:number-columns-repeated="1018"/>
        </table:table-row>
        <table:table-row table:style-name="ro1">
          <table:table-cell office:value-type="string">
            <text:p>Did the person contribute to the project equally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try to contribute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complete assigned tasks on time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follow version control policies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follow time stamp policies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work well with the other group members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come prepared with material to meetings?</text:p>
          </table:table-cell>
          <table:table-cell table:style-name="ce3"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Comments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>
            <text:p>Person's Name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Strongly Disagree</text:p>
          </table:table-cell>
          <table:table-cell office:value-type="string">
            <text:p>Disagree</text:p>
          </table:table-cell>
          <table:table-cell office:value-type="string">
            <text:p>Neutral</text:p>
          </table:table-cell>
          <table:table-cell office:value-type="string">
            <text:p>Agree</text:p>
          </table:table-cell>
          <table:table-cell office:value-type="string">
            <text:p>Strongly Agree</text:p>
          </table:table-cell>
          <table:table-cell table:number-columns-repeated="1018"/>
        </table:table-row>
        <table:table-row table:style-name="ro1">
          <table:table-cell office:value-type="string">
            <text:p>Did the person contribute to the project equally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try to contribute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complete assigned tasks on time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follow version control policies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follow time stamp policies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work well with the other group members?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office:value-type="string">
            <text:p>Did the person come prepared with material to meetings?</text:p>
          </table:table-cell>
          <table:table-cell table:style-name="ce3"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Comments:</text:p>
          </table:table-cell>
          <table:table-cell table:number-columns-repeated="1023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ip Sangha</meta:initial-creator>
    <meta:creation-date>2013-11-07T11:36:14</meta:creation-date>
    <dc:date>2013-11-07T12:07:27</dc:date>
    <dc:creator>Mandip Sangha</dc:creator>
    <meta:editing-duration>PT6S</meta:editing-duration>
    <meta:editing-cycles>1</meta:editing-cycles>
    <meta:document-statistic meta:table-count="3" meta:cell-count="42" meta:object-count="0"/>
    <meta:generator>LibreOffice/3.5$Linux_X86_64 LibreOffice_project/350m1$Build-2</meta:generator>
  </office:meta>
</office:document-meta>
</file>